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92D05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fo:background-color="#92D05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fo:background-color="#00B0F0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C00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00B0F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2.62062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4" table:default-cell-style-name="ce1"/>
        <table:table-column table:style-name="co1" table:default-cell-style-name="ce1"/>
        <table:table-column table:style-name="co1" table:number-columns-repeated="13" table:default-cell-style-name="ce3"/>
        <table:table-column table:style-name="co1" table:number-columns-repeated="16360" table:default-cell-style-name="ce1"/>
        <table:table-row table:style-name="ro1">
          <table:table-cell/>
          <table:table-cell table:style-name="ce2"/>
          <table:table-cell office:value-type="string" table:style-name="ce1">
            <text:p>176px</text:p>
          </table:table-cell>
          <table:table-cell table:number-columns-repeated="8" table:style-name="ce1"/>
          <table:table-cell table:number-columns-repeated="13" table:style-name="ce3"/>
          <table:table-cell table:number-columns-repeated="16360"/>
        </table:table-row>
        <table:table-row table:style-name="ro2">
          <table:table-cell/>
          <table:table-cell office:value-type="string" table:style-name="ce4">
            <text:p>Epics /<text:s/></text:p>
            <text:p>User Stories / Arbeitspakete<text:s/></text:p>
            <text:p>TopLevel<text:s/></text:p>
          </table:table-cell>
          <table:table-cell office:value-type="string" table:style-name="ce5">
            <text:p>User Stories /<text:s/></text:p>
            <text:p>Detail Level /<text:s/></text:p>
            <text:p>Beschreibung</text:p>
          </table:table-cell>
          <table:table-cell office:value-type="string" table:style-name="ce6">
            <text:p>Optimistisch (Sp)</text:p>
          </table:table-cell>
          <table:table-cell office:value-type="string" table:style-name="ce6">
            <text:p>Wahrscheinlich (Sp)</text:p>
          </table:table-cell>
          <table:table-cell office:value-type="string" table:style-name="ce6">
            <text:p>Pessimistisch (Sp)</text:p>
          </table:table-cell>
          <table:table-cell office:value-type="string" table:style-name="ce7">
            <text:p>Erwartet nach <text:s/>PERT 1:4:1 (Sp)</text:p>
          </table:table-cell>
          <table:table-cell office:value-type="string" table:style-name="ce7">
            <text:p>Aufwand (T-Shirt: XS-XXL)</text:p>
          </table:table-cell>
          <table:table-cell office:value-type="string" table:style-name="ce7">
            <text:p>Businesswert (T-Shirt:<text:s/></text:p>
            <text:p>XS-XXL)</text:p>
          </table:table-cell>
          <table:table-cell office:value-type="string" table:style-name="ce8">
            <text:p>Nettobusiness-</text:p>
            <text:p>wert (T-Shirt:<text:s/></text:p>
            <text:p>XS-XXL)</text:p>
          </table:table-cell>
          <table:table-cell table:style-name="ce9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12"/>
          <table:table-cell office:value-type="float" office:value="204" table:formula="of:=SUM([.D4:.D60])" table:style-name="ce13">
            <text:p>204</text:p>
          </table:table-cell>
          <table:table-cell office:value-type="float" office:value="282" table:formula="of:=SUM([.E4:.E60])" table:style-name="ce13">
            <text:p>282</text:p>
          </table:table-cell>
          <table:table-cell office:value-type="float" office:value="432" table:formula="of:=SUM([.F4:.F60])" table:style-name="ce13">
            <text:p>432</text:p>
          </table:table-cell>
          <table:table-cell office:value-type="float" office:value="294" table:formula="of:=SUM([.G4:.G60])" table:style-name="ce13">
            <text:p>294</text:p>
          </table:table-cell>
          <table:table-cell table:number-columns-repeated="2" table:style-name="ce13"/>
          <table:table-cell table:style-name="ce14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office:value-type="string" table:style-name="ce4">
            <text:p>UML Erstellung</text:p>
          </table:table-cell>
          <table:table-cell table:style-name="ce15"/>
          <table:table-cell table:number-columns-repeated="3" table:style-name="ce16"/>
          <table:table-cell table:number-columns-repeated="3" table:style-name="ce17"/>
          <table:table-cell table:style-name="ce18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ein UML-Ablaufdiagramm gestalten können, damit ich vorhandene Bausteine verwenden kann.</text:p>
          </table:table-cell>
          <table:table-cell office:value-type="float" office:value="24" table:style-name="ce21">
            <text:p>24</text:p>
          </table:table-cell>
          <table:table-cell office:value-type="float" office:value="28" table:style-name="ce21">
            <text:p>28</text:p>
          </table:table-cell>
          <table:table-cell office:value-type="float" office:value="36" table:style-name="ce21">
            <text:p>36</text:p>
          </table:table-cell>
          <table:table-cell office:value-type="float" office:value="28.666666666666668" table:style-name="ce22">
            <text:p>28,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style-name="ce1"/>
          <table:table-cell table:style-name="ce10"/>
          <table:table-cell office:value-type="string" table:style-name="ce24">
            <text:p>Done</text:p>
          </table:table-cell>
          <table:table-cell table:number-columns-repeated="4" table:style-name="ce10"/>
          <table:table-cell table:number-columns-repeated="16367"/>
        </table:table-row>
        <table:table-row table:style-name="ro4">
          <table:table-cell/>
          <table:table-cell table:style-name="ce19"/>
          <table:table-cell office:value-type="string" table:style-name="ce20">
            <text:p>Als Spieler möchte ich mit Funktionen im UML-Ablaufdiagramm feststellen können, was sich auf dem nächsten Feld befindet.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28" table:style-name="ce21">
            <text:p>28</text:p>
          </table:table-cell>
          <table:table-cell office:value-type="float" office:value="14" table:style-name="ce22">
            <text:p>14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L</text:p>
          </table:table-cell>
          <table:table-cell office:value-type="string" table:style-name="ce23">
            <text:p>XL</text:p>
          </table:table-cell>
          <table:table-cell table:style-name="ce1"/>
          <table:table-cell table:style-name="ce10"/>
          <table:table-cell office:value-type="string" table:style-name="ce25">
            <text:p>Partly Done</text:p>
          </table:table-cell>
          <table:table-cell table:number-columns-repeated="4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verschiedene UML-Ablaufdiagramm definieren können.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.6666666666666661" table:style-name="ce22">
            <text:p>8,6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style-name="ce1"/>
          <table:table-cell table:style-name="ce10"/>
          <table:table-cell office:value-type="string" table:style-name="ce10">
            <text:p>Open</text:p>
          </table:table-cell>
          <table:table-cell table:number-columns-repeated="4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in der Lage sein, ein UML-Ablaufdiagramm in einem anderen aufrufen zu können.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24" table:style-name="ce21">
            <text:p>24</text:p>
          </table:table-cell>
          <table:table-cell office:value-type="float" office:value="13.333333333333334" table:style-name="ce22">
            <text:p>13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style-name="ce1"/>
          <table:table-cell table:style-name="ce10"/>
          <table:table-cell office:value-type="string" table:style-name="ce26">
            <text:p>Never</text:p>
          </table:table-cell>
          <table:table-cell table:number-columns-repeated="4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27">
            <text:p>Als Spieler möchte ich in der Lage sein, UML-Ablaufdiagramm zu kopier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in der Lage sein, UML-Bäume zu speichern, damit ich meinen Fortschritt sichern kann.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12" table:style-name="ce22">
            <text:p>12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19"/>
          <table:table-cell office:value-type="string" table:style-name="ce20">
            <text:p>Als Spieler möchte ich in der Lage sein, in das UML-Diagramm hinein- und herauszuzoomen und eine Scrollfunktion nutzen können, um eine bessere Übersicht und Navigation zu ermöglich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L</text:p>
          </table:table-cell>
          <table:table-cell office:value-type="string" table:style-name="ce23">
            <text:p>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6">
          <table:table-cell/>
          <table:table-cell office:value-type="string" table:style-name="ce19">
            <text:p>Roboter Steuerung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29">
            <text:p>Als Spieler möchte ich in der Lage sein, mehrere Roboter zu steuern.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32" table:style-name="ce21">
            <text:p>32</text:p>
          </table:table-cell>
          <table:table-cell office:value-type="float" office:value="18" table:style-name="ce22">
            <text:p>18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29">
            <text:p>Als Spieler möchte ich den Startpunkt des Roboters ändern könn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8.6666666666666661" table:style-name="ce22">
            <text:p>8,6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office:value-type="string" table:style-name="ce19">
            <text:p>Progression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20">
            <text:p>Als Spieler möchte ich neue Level freischalten können.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24" table:style-name="ce21">
            <text:p>24</text:p>
          </table:table-cell>
          <table:table-cell office:value-type="float" office:value="16.666666666666668" table:style-name="ce22">
            <text:p>16,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L</text:p>
          </table:table-cell>
          <table:table-cell office:value-type="string" table:style-name="ce23">
            <text:p>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29">
            <text:p>Als Spieler möchte ich durch Absolvieren von Leveln mehr UML-Bausteine freischalten können.</text:p>
          </table:table-cell>
          <table:table-cell office:value-type="float" office:value="8" table:style-name="ce21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20" table:style-name="ce21">
            <text:p>20</text:p>
          </table:table-cell>
          <table:table-cell office:value-type="float" office:value="15.333333333333334" table:style-name="ce22">
            <text:p>15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L</text:p>
          </table:table-cell>
          <table:table-cell office:value-type="string" table:style-name="ce23">
            <text:p>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office:value-type="string" table:style-name="ce19">
            <text:p>Gefahren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28">
            <text:p>Der Roboter soll in der Lage sein, Schadensquellen zu neutralisieren.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16" table:style-name="ce21">
            <text:p>16</text:p>
          </table:table-cell>
          <table:table-cell office:value-type="float" office:value="15.333333333333334" table:style-name="ce22">
            <text:p>15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6">
          <table:table-cell/>
          <table:table-cell office:value-type="string" table:style-name="ce19">
            <text:p>Siegbedingungen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19"/>
          <table:table-cell office:value-type="string" table:style-name="ce20">
            <text:p>Als Spieler möchte ich meinen Fortschritt jederzeit einsehen können.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2">
            <text:p>4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style-name="ce1"/>
          <table:table-cell table:style-name="ce10"/>
          <table:table-cell table:number-columns-repeated="12" table:style-name="ce3"/>
          <table:table-cell table:number-columns-repeated="16360"/>
        </table:table-row>
        <table:table-row table:style-name="ro1">
          <table:table-cell/>
          <table:table-cell table:style-name="ce30"/>
          <table:table-cell office:value-type="string" table:style-name="ce31">
            <text:p>Als Spieler möchte ich den Müll an einem Ort sammeln können.</text:p>
          </table:table-cell>
          <table:table-cell office:value-type="float" office:value="4" table:style-name="ce22">
            <text:p>4</text:p>
          </table:table-cell>
          <table:table-cell office:value-type="float" office:value="12" table:style-name="ce22">
            <text:p>12</text:p>
          </table:table-cell>
          <table:table-cell office:value-type="float" office:value="16" table:style-name="ce22">
            <text:p>16</text:p>
          </table:table-cell>
          <table:table-cell office:value-type="float" office:value="11.333333333333334" table:style-name="ce22">
            <text:p>11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30"/>
          <table:table-cell table:number-columns-repeated="7" table:style-name="ce32"/>
          <table:table-cell table:style-name="ce33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19">
            <text:p>UI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einen Titelbildschirm sehen, wenn ich das Spiel starte.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6" table:style-name="ce21">
            <text:p>6</text:p>
          </table:table-cell>
          <table:table-cell office:value-type="float" office:value="4" table:style-name="ce22">
            <text:p>4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L</text:p>
          </table:table-cell>
          <table:table-cell office:value-type="string" table:style-name="ce23">
            <text:p>X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die Credits einsehen können, um mehr über die Entwickler zu erfahren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2.3333333333333335" table:style-name="ce22">
            <text:p>2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30"/>
          <table:table-cell table:style-name="ce34"/>
          <table:table-cell table:number-columns-repeated="6" table:style-name="ce22"/>
          <table:table-cell table:style-name="ce23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19">
            <text:p>Testing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30"/>
          <table:table-cell office:value-type="string" table:style-name="ce35">
            <text:p>Als Entwickler möchte ich meinen Playtestern einen Fragebogen zum gesamten Spiel und möglichen zukünftigen Änderungen geben, um umfassendes Feedback zu erhalten.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float" office:value="12" table:style-name="ce22">
            <text:p>12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/>
        </table:table-row>
        <table:table-row table:style-name="ro5">
          <table:table-cell/>
          <table:table-cell table:style-name="ce30"/>
          <table:table-cell office:value-type="string" table:style-name="ce34">
            <text:p>Als Entwickler möchte ich Playtester suchen und ihr Verhalten dokumentieren, um Aspekte zu erfassen, die den Testern möglicherweise nicht auffallen.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40" table:style-name="ce22">
            <text:p>40</text:p>
          </table:table-cell>
          <table:table-cell office:value-type="float" office:value="23.333333333333332" table:style-name="ce22">
            <text:p>23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/>
        </table:table-row>
        <table:table-row table:style-name="ro5">
          <table:table-cell/>
          <table:table-cell table:style-name="ce19"/>
          <table:table-cell office:value-type="string" table:style-name="ce28">
            <text:p>Als Entwickler möchte ich die Fragebögen auswerten, um das Feedback der Playtester zu verstehen und Verbesserungen am Spiel vorzunehmen.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12.666666666666666" table:style-name="ce22">
            <text:p>12,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table:style-name="ce19">
            <text:p>Tutorial / Guide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Erklärungen zu den UML-Blöcken erhalten, damit ich weiß, wie man sie verwendet.</text:p>
          </table:table-cell>
          <table:table-cell office:value-type="float" office:value="12" table:style-name="ce21">
            <text:p>12</text:p>
          </table:table-cell>
          <table:table-cell office:value-type="float" office:value="18" table:style-name="ce21">
            <text:p>18</text:p>
          </table:table-cell>
          <table:table-cell office:value-type="float" office:value="24" table:style-name="ce21">
            <text:p>24</text:p>
          </table:table-cell>
          <table:table-cell office:value-type="float" office:value="18" table:style-name="ce22">
            <text:p>18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/>
        </table:table-row>
        <table:table-row table:style-name="ro3">
          <table:table-cell/>
          <table:table-cell table:style-name="ce30"/>
          <table:table-cell office:value-type="string" table:style-name="ce35">
            <text:p>Als Spieler möchte ich eine Erklärung der Benutzeroberfläche bekommen, um mich im Spiel zurechtzufinden.</text:p>
          </table:table-cell>
          <table:table-cell office:value-type="float" office:value="2" table:style-name="ce22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4" table:style-name="ce22">
            <text:p>4</text:p>
          </table:table-cell>
          <table:table-cell office:value-type="float" office:value="3.6666666666666665" table:style-name="ce22">
            <text:p>3,666666667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/>
        </table:table-row>
        <table:table-row table:style-name="ro3">
          <table:table-cell/>
          <table:table-cell table:style-name="ce30"/>
          <table:table-cell office:value-type="string" table:style-name="ce35">
            <text:p>Als Spieler möchte ich eine Anleitung zu den Spielmechaniken, um zu verstehen, wie das Spiel funktioniert.</text:p>
          </table:table-cell>
          <table:table-cell office:value-type="float" office:value="2" table:style-name="ce22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float" office:value="4.333333333333333" table:style-name="ce22">
            <text:p>4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table:style-name="ce19">
            <text:p>Settings<text:s/>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20">
            <text:p>Als Spieler möchte ich die Lautstärke im Spiel anpassen können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2.3333333333333335" table:style-name="ce22">
            <text:p>2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29">
            <text:p>Als Spieler möchte ich einen Dark Mode aktivieren können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2.3333333333333335" table:style-name="ce22">
            <text:p>2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1">
          <table:table-cell/>
          <table:table-cell table:style-name="ce30"/>
          <table:table-cell table:style-name="ce34"/>
          <table:table-cell table:number-columns-repeated="6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table:style-name="ce30">
            <text:p>Sound</text:p>
          </table:table-cell>
          <table:table-cell table:style-name="ce34"/>
          <table:table-cell table:number-columns-repeated="6" table:style-name="ce22"/>
          <table:table-cell table:style-name="ce23"/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einen Sound hören, wenn ich ein Level gewinne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28">
            <text:p>Als Spieler möchte ich einen Sound hören, wenn ich ein Level verliere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36">
            <text:p>Als Spieler möchte ich einen Sound hören, wenn der Roboter stirbt.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3.6666666666666665" table:style-name="ce22">
            <text:p>3,666666667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Sounds im Menü hören, wenn ich herumnavigiere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einen Sound hören, wenn der Roboter eine Batterie aufnimmt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spezifische Sounds für die UML-Blöcke hören, wenn ich sie verwende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einen Sound hören, wenn ein Level geladen wurde, um zu wissen, dass das Spiel bereit ist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30"/>
          <table:table-cell office:value-type="string" table:style-name="ce34">
            <text:p>Als Spieler möchte ich einen Sound hören, wenn ein UML-Ablaufdiagramm gestartet wird.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S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S</text:p>
          </table:table-cell>
          <table:table-cell table:number-columns-repeated="16374"/>
        </table:table-row>
        <table:table-row table:style-name="ro3">
          <table:table-cell/>
          <table:table-cell table:style-name="ce30"/>
          <table:table-cell office:value-type="string" table:style-name="ce37">
            <text:p>Als Spieler möchte ich Titelmusik hören, um den Einstieg in das Spiel angenehmer zu machen.</text:p>
          </table:table-cell>
          <table:table-cell office:value-type="float" office:value="2" table:style-name="ce22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4" table:style-name="ce22">
            <text:p>4</text:p>
          </table:table-cell>
          <table:table-cell office:value-type="float" office:value="3.6666666666666665" table:style-name="ce22">
            <text:p>3,666666667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table:style-name="ce19">
            <text:p>Post Processing</text:p>
          </table:table-cell>
          <table:table-cell table:style-name="ce28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3">
          <table:table-cell/>
          <table:table-cell table:style-name="ce30"/>
          <table:table-cell office:value-type="string" table:style-name="ce34">
            <text:p>Als Spieler möchte ich Feuer-Effekte sehen, um das Spiel visuell ansprechender zu erleben.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2.3333333333333335" table:style-name="ce22">
            <text:p>2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5">
          <table:table-cell/>
          <table:table-cell table:style-name="ce30"/>
          <table:table-cell office:value-type="string" table:style-name="ce31">
            <text:p>Als Spieler möchte ich visuelle Effekte sehen, wenn ich ein UML-Ablaufdiagramm erstelle, um die Bedeutung der Aktion zu unterstreichen.</text:p>
          </table:table-cell>
          <table:table-cell office:value-type="float" office:value="2" table:style-name="ce22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12" table:style-name="ce22">
            <text:p>12</text:p>
          </table:table-cell>
          <table:table-cell office:value-type="float" office:value="5" table:style-name="ce22">
            <text:p>5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8">
            <text:p>Als Spieler möchte ich Beleuchtungseffekte im Spiel haben, um die Atmosphäre zu verstärken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2.3333333333333335" table:style-name="ce22">
            <text:p>2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2" table:style-name="ce1"/>
          <table:table-cell office:value-type="float" office:value="84" table:formula="of:=SUM([.E60];[.E58];[.E47:.E55];[.E34:.E35];[.E30];[.E22];[.E9])" table:style-name="ce1">
            <text:p>84</text:p>
          </table:table-cell>
          <table:table-cell table:number-columns-repeated="6" table:style-name="ce1"/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2" table:style-name="ce1"/>
          <table:table-cell office:value-type="float" office:value="8.4" table:formula="of:=[.E62]/2/5" table:style-name="ce1">
            <text:p>8,4</text:p>
          </table:table-cell>
          <table:table-cell table:number-columns-repeated="6" table:style-name="ce1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'file:///C:/Studium/FH/FH_BIF4/Inno2/DAGoPERT_2016_slim.xlsx'#Einstellungen" table:style-name="ta2">
        <table:table-source xlink:href="file:///C:/Studium/FH/FH_BIF4/Inno2/DAGoPERT_2016_slim.xlsx" table:table-name="Einstellung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Info" table:style-name="ta2">
        <table:table-source xlink:href="file:///D:/Studium/FH/Sem_4/InnoLab_Documents/InnoLab3/DAGoPERT_Group_18.xlsx" table:table-name="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Spezifikation" table:style-name="ta2">
        <table:table-source xlink:href="file:///D:/Studium/FH/Sem_4/InnoLab_Documents/InnoLab3/DAGoPERT_Group_18.xlsx" table:table-name="Spezifik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Aufwandschätzung" table:style-name="ta2">
        <table:table-source xlink:href="file:///D:/Studium/FH/Sem_4/InnoLab_Documents/InnoLab3/DAGoPERT_Group_18.xlsx" table:table-name="Aufwandschätzu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Angebotspreis" table:style-name="ta2">
        <table:table-source xlink:href="file:///D:/Studium/FH/Sem_4/InnoLab_Documents/InnoLab3/DAGoPERT_Group_18.xlsx" table:table-name="Angebotspre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Einstellungen" table:style-name="ta2">
        <table:table-source xlink:href="file:///D:/Studium/FH/Sem_4/InnoLab_Documents/InnoLab3/DAGoPERT_Group_18.xlsx" table:table-name="Einstellungen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string" office:string-value="XS"/>
          <table:table-cell table:number-columns-repeated="16383"/>
        </table:table-row>
        <table:table-row>
          <table:table-cell office:value-type="string" office:string-value="S"/>
          <table:table-cell table:number-columns-repeated="16383"/>
        </table:table-row>
        <table:table-row>
          <table:table-cell office:value-type="string" office:string-value="M"/>
          <table:table-cell table:number-columns-repeated="16383"/>
        </table:table-row>
        <table:table-row>
          <table:table-cell office:value-type="string" office:string-value="L"/>
          <table:table-cell table:number-columns-repeated="16383"/>
        </table:table-row>
        <table:table-row>
          <table:table-cell office:value-type="string" office:string-value="XL"/>
          <table:table-cell table:number-columns-repeated="16383"/>
        </table:table-row>
        <table:table-row>
          <table:table-cell office:value-type="string" office:string-value="XXL"/>
          <table:table-cell table:number-columns-repeated="16383"/>
        </table:table-row>
        <table:table-row table:number-rows-repeated="1048560">
          <table:table-cell table:number-columns-repeated="16383"/>
        </table:table-row>
      </table:table>
      <table:named-expressions>
        <table:named-range table:name="businessvalue_kalibrierung" table:cell-range-address="'file:///C:/Studium/FH/FH_BIF4/Inno2/DAGoPERT_2016_slim.xlsx'#Einstellungen.$A$2:Einstellungen.$G$8" table:base-cell-address="Sheet1.$A$1"/>
        <table:named-range table:name="businessvalue_kalibrierung_aufwand" table:cell-range-address="'file:///C:/Studium/FH/FH_BIF4/Inno2/DAGoPERT_2016_slim.xlsx'#Einstellungen.$A$2:Einstellungen.$A$8" table:base-cell-address="Sheet1.$A$1"/>
        <table:named-range table:name="businessvalue_kalibrierung_businesswert" table:cell-range-address="'file:///C:/Studium/FH/FH_BIF4/Inno2/DAGoPERT_2016_slim.xlsx'#Einstellungen.$A$2:Einstellungen.$G$2" table:base-cell-address="Sheet1.$A$1"/>
        <table:named-range table:name="shirtsizes" table:cell-range-address="'file:///D:/Studium/FH/Sem_4/InnoLab_Documents/InnoLab3/DAGoPERT_Group_18.xlsx'#Einstellungen.$A$11:Einstellungen.$A$16" table:base-cell-address="Sheet1.$A$1"/>
        <table:named-range table:name="storypoints_kalibrierung_aufsize" table:cell-range-address="'file:///C:/Studium/FH/FH_BIF4/Inno2/DAGoPERT_2016_slim.xlsx'#Einstellungen.$A$21:Einstellungen.$A$33" table:base-cell-address="Sheet1.$A$1"/>
        <table:named-range table:name="storypoints_kalibrierung_shirtsizes" table:cell-range-address="'file:///C:/Studium/FH/FH_BIF4/Inno2/DAGoPERT_2016_slim.xlsx'#Einstellungen.$A$21:Einstellungen.$C$3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Dominik Neuwirth</meta:initial-creator>
    <dc:creator>Dominik Neuwirth</dc:creator>
    <meta:creation-date>2024-03-12T20:07:01Z</meta:creation-date>
    <dc:date>2024-12-03T15:01:45Z</dc:date>
    <meta:editing-duration>PT0S</meta:editing-duration>
  </office:meta>
</office:document-meta>
</file>